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toAnyClassWithPrimitiveType.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AnyClassWithPrimitiveType.formatMessage( String expectedTypeAsString , Type matcherType , String replac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